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sis@msis:~$ ls</text:p>
      <text:p text:style-name="Standard">'\' <text:s text:c="28"/>Documents <text:s text:c="20"/>preetha</text:p>
      <text:p text:style-name="Standard"><text:s/>a.save <text:s text:c="24"/>Downloads <text:s text:c="20"/>pt</text:p>
      <text:p text:style-name="Standard"><text:s/>bankapp <text:s text:c="23"/>file <text:s text:c="25"/>Public</text:p>
      <text:p text:style-name="Standard"><text:s/>basic-php-website <text:s text:c="13"/>lab <text:s text:c="26"/>snap</text:p>
      <text:p text:style-name="Standard"><text:s/>basic-php-website-book-album <text:s/>'Mallikarjuna G M_241047006' <text:s text:c="2"/>streamlit_app.py</text:p>
      <text:p text:style-name="Standard"><text:s/>cafeapp <text:s text:c="23"/>Music <text:s text:c="24"/>Templates</text:p>
      <text:p text:style-name="Standard"><text:s/>Cafe_Dynamic_Website <text:s text:c="10"/>myenv <text:s text:c="24"/>Videos</text:p>
      <text:p text:style-name="Standard"><text:s/>cafestatic <text:s text:c="20"/>MyMavenApp <text:s text:c="19"/>ye</text:p>
      <text:p text:style-name="Standard"><text:s/>Desktop <text:s text:c="23"/>phpmysql-app</text:p>
      <text:p text:style-name="Standard"><text:s/>DevelperGroupPolicy.json <text:s text:c="6"/>Pictures</text:p>
      <text:p text:style-name="Standard">msis@msis:~$ ls -la</text:p>
      <text:p text:style-name="Standard">total 236</text:p>
      <text:p text:style-name="Standard">drwxr-x--- 36 msis msis <text:s/>4096 Jan 20 16:15 <text:s/>.</text:p>
      <text:p text:style-name="Standard">drwxr-xr-x <text:s/>3 root root <text:s/>4096 Nov 20 12:40 <text:s/>..</text:p>
      <text:p text:style-name="Standard">-rw-r--r-- <text:s/>1 root root <text:s/>1031 Jan 16 15:33 '\'</text:p>
      <text:p text:style-name="Standard">-rw------- <text:s/>1 root root <text:s/>4196 Nov 30 10:31 <text:s/>a.save</text:p>
      <text:p text:style-name="Standard">drwxr-xr-x <text:s/>3 msis msis <text:s/>4096 Jan 17 16:24 <text:s/>bankapp</text:p>
      <text:p text:style-name="Standard">-rw------- <text:s/>1 msis msis 29255 Jan 20 16:17 <text:s/>.bash_history</text:p>
      <text:p text:style-name="Standard">-rw-r--r-- <text:s/>1 msis msis <text:s text:c="2"/>220 Nov 20 12:40 <text:s/>.bash_logout</text:p>
      <text:p text:style-name="Standard">-rw-r--r-- <text:s/>1 msis msis <text:s/>4084 Dec 11 12:26 <text:s/>.bashrc</text:p>
      <text:p text:style-name="Standard">drwxr-xr-x <text:s/>7 root root <text:s/>4096 Nov 30 11:22 <text:s/>basic-php-website</text:p>
      <text:p text:style-name="Standard">drwxr-xr-x <text:s/>7 root root <text:s/>4096 Jan 10 14:09 <text:s/>basic-php-website-book-album</text:p>
      <text:p text:style-name="Standard">drwx------ 20 msis msis <text:s/>4096 Jan 16 20:36 <text:s/>.cache</text:p>
      <text:p text:style-name="Standard">drwxr-xr-x <text:s/>5 msis msis <text:s/>4096 Dec <text:s/>4 13:54 <text:s/>cafeapp</text:p>
      <text:p text:style-name="Standard">drwxrwxr-x <text:s/>7 msis msis <text:s/>4096 Jan 10 15:41 <text:s/>Cafe_Dynamic_Website</text:p>
      <text:p text:style-name="Standard">drwxr-xr-x <text:s/>5 root root <text:s/>4096 Nov 30 10:00 <text:s/>cafestatic</text:p>
      <text:p text:style-name="Standard">drwx------ 18 msis msis <text:s/>4096 Jan 19 12:56 <text:s/>.config</text:p>
      <text:p text:style-name="Standard">drwxr-xr-x <text:s/>2 msis msis <text:s/>4096 Jan 15 11:01 <text:s/>Desktop</text:p>
      <text:p text:style-name="Standard">-rw-r--r-- <text:s/>1 root root <text:s/>1031 Jan 16 15:37 <text:s/>DevelperGroupPolicy.json</text:p>
      <text:p text:style-name="Standard">drwxr-xr-x <text:s/>2 msis msis <text:s/>4096 Jan 21 13:30 <text:s/>Documents</text:p>
      <text:p text:style-name="Standard">drwxr-xr-x <text:s/>7 msis msis <text:s/>4096 Jan 21 11:24 <text:s/>Downloads</text:p>
      <text:p text:style-name="Standard">drwxr-xr-x <text:s/>2 root root <text:s/>4096 Dec <text:s/>4 15:43 <text:s/>file</text:p>
      <text:p text:style-name="Standard">drwx------ <text:s/>2 msis msis <text:s/>4096 Jan 21 12:12 <text:s/>.gnupg</text:p>
      <text:p text:style-name="Standard">drwxr-x--- <text:s/>3 msis msis <text:s/>4096 Dec 11 12:53 <text:s/>.kube</text:p>
      <text:p text:style-name="Standard">drwxr-xr-x <text:s/>3 root root <text:s/>4096 Nov 29 14:23 <text:s/>lab</text:p>
      <text:p text:style-name="Standard">-rw------- <text:s/>1 msis msis <text:s text:c="3"/>20 Dec 11 17:11 <text:s/>.lesshst</text:p>
      <text:p text:style-name="Standard">drwx------ <text:s/>6 msis msis <text:s/>4096 Jan 16 20:36 <text:s/>.local</text:p>
      <text:p text:style-name="Standard">drwxrwxr-x <text:s/>2 msis msis <text:s/>4096 Jan 20 14:45 'Mallikarjuna G M_241047006'</text:p>
      <text:p text:style-name="Standard">drwx------ <text:s/>3 msis msis <text:s/>4096 Dec <text:s/>4 14:04 <text:s/>.mozilla</text:p>
      <text:p text:style-name="Standard">drwxr-xr-x <text:s/>2 msis msis <text:s/>4096 Nov 20 14:30 <text:s/>Music</text:p>
      <text:p text:style-name="Standard">drwxrwxr-x <text:s/>7 msis msis <text:s/>4096 Jan 16 20:41 <text:s/>myenv</text:p>
      <text:p text:style-name="Standard">drwxr-xr-x <text:s/>5 root root <text:s/>4096 Nov 29 09:57 <text:s/>MyMavenApp</text:p>
      <text:p text:style-name="Standard">-rw-rw-r-- <text:s/>1 msis msis <text:s text:c="3"/>52 Jan 20 14:45 <text:s/>.packettracer</text:p>
      <text:p text:style-name="Standard">drwxr-xr-x <text:s/>4 root root <text:s/>4096 Jan 10 15:31 <text:s/>phpmysql-app</text:p>
      <text:p text:style-name="Standard">drwxr-xr-x <text:s/>3 msis msis <text:s/>4096 Jan 11 09:30 <text:s/>Pictures</text:p>
      <text:p text:style-name="Standard">drwx------ <text:s/>3 msis msis <text:s/>4096 Nov 20 16:03 <text:s/>.pki</text:p>
      <text:p text:style-name="Standard">drwxr-xr-x <text:s/>3 root root <text:s/>4096 Nov 29 13:57 <text:s/>preetha</text:p>
      <text:p text:style-name="Standard">-rw-r--r-- <text:s/>1 msis msis <text:s text:c="2"/>807 Nov 20 12:40 <text:s/>.profile</text:p>
      <text:p text:style-name="Standard">drwxrwxr-x <text:s/>6 msis msis <text:s/>4096 Jan 20 16:24 <text:s/>pt</text:p>
      <text:p text:style-name="Standard">drwxr-xr-x <text:s/>2 msis msis <text:s/>4096 Nov 20 14:30 <text:s/>Public</text:p>
      <text:p text:style-name="Standard">drwx------ <text:s/>5 msis msis <text:s/>4096 Nov 20 15:55 <text:s/>snap</text:p>
      <text:p text:style-name="Standard"><text:soft-page-break/>drwx------ <text:s/>2 msis msis <text:s/>4096 Jan 15 10:21 <text:s/>.ssh</text:p>
      <text:p text:style-name="Standard">drwxrwxr-x <text:s/>2 msis msis <text:s/>4096 Jan 16 20:41 <text:s/>.streamlit</text:p>
      <text:p text:style-name="Standard">-rw-r--r-- <text:s/>1 root root <text:s/>2353 Jan 16 20:34 <text:s/>streamlit_app.py</text:p>
      <text:p text:style-name="Standard">-rw-r--r-- <text:s/>1 msis msis <text:s text:c="4"/>0 Nov 20 14:35 <text:s/>.sudo_as_admin_successful</text:p>
      <text:p text:style-name="Standard">drwxr-xr-x <text:s/>2 msis msis <text:s/>4096 Nov 20 14:30 <text:s/>Templates</text:p>
      <text:p text:style-name="Standard">drwx------ <text:s/>6 msis msis <text:s/>4096 Dec <text:s/>4 14:03 <text:s/>.thunderbird</text:p>
      <text:p text:style-name="Standard">drwxr-xr-x <text:s/>2 msis msis <text:s/>4096 Nov 20 14:30 <text:s/>Videos</text:p>
      <text:p text:style-name="Standard">-rw-rw-r-- <text:s/>1 msis msis <text:s text:c="2"/>173 Nov 29 15:38 <text:s/>.wget-hsts</text:p>
      <text:p text:style-name="Standard">drwxrwxr-x <text:s/>4 msis msis <text:s/>4096 Jan 20 16:15 <text:s/>.wine</text:p>
      <text:p text:style-name="Standard">-rw-r--r-- <text:s/>1 root root <text:s/>8840 Dec <text:s/>4 16:15 <text:s/>ye</text:p>
      <text:p text:style-name="Standard">msis@msis:~$ cd objects</text:p>
      <text:p text:style-name="Standard">bash: cd: objects: No such file or directory</text:p>
      <text:p text:style-name="Standard">msis@msis:~$ sudo git init</text:p>
      <text:p text:style-name="Standard">[sudo] password for msis: </text:p>
      <text:p text:style-name="Standard">hint: Using 'master' as the name for the initial branch. This default branch name</text:p>
      <text:p text:style-name="Standard">hint: is subject to change. To configure the initial branch name to use in all</text:p>
      <text:p text:style-name="Standard">hint: of your new repositories, which will suppress this warning, call:</text:p>
      <text:p text:style-name="Standard">hint: </text:p>
      <text:p text:style-name="Standard">hint: <text:tab/>git config --global init.defaultBranch &lt;name&gt;</text:p>
      <text:p text:style-name="Standard">hint: </text:p>
      <text:p text:style-name="Standard">hint: Names commonly chosen instead of 'master' are 'main', 'trunk' and</text:p>
      <text:p text:style-name="Standard">hint: 'development'. The just-created branch can be renamed via this command:</text:p>
      <text:p text:style-name="Standard">hint: </text:p>
      <text:p text:style-name="Standard">hint: <text:tab/>git branch -m &lt;name&gt;</text:p>
      <text:p text:style-name="Standard">Initialized empty Git repository in /home/msis/.git/</text:p>
      <text:p text:style-name="Standard">msis@msis:~$ cd .git</text:p>
      <text:p text:style-name="Standard">msis@msis:~/.git$ ls</text:p>
      <text:p text:style-name="Standard">branches <text:s/>config <text:s/>description <text:s/>HEAD <text:s/>hooks <text:s/>info <text:s/>objects <text:s/>refs</text:p>
      <text:p text:style-name="Standard">msis@msis:~/.git$ cd objects</text:p>
      <text:p text:style-name="Standard">msis@msis:~/.git/objects$ ls</text:p>
      <text:p text:style-name="Standard">info <text:s/>pack</text:p>
      <text:p text:style-name="Standard">msis@msis:~/.git/objects$ cd ../..</text:p>
      <text:p text:style-name="Standard">msis@msis:~$ ls</text:p>
      <text:p text:style-name="Standard">'\' <text:s text:c="28"/>Documents <text:s text:c="20"/>preetha</text:p>
      <text:p text:style-name="Standard"><text:s/>a.save <text:s text:c="24"/>Downloads <text:s text:c="20"/>pt</text:p>
      <text:p text:style-name="Standard"><text:s/>bankapp <text:s text:c="23"/>file <text:s text:c="25"/>Public</text:p>
      <text:p text:style-name="Standard"><text:s/>basic-php-website <text:s text:c="13"/>lab <text:s text:c="26"/>snap</text:p>
      <text:p text:style-name="Standard"><text:s/>basic-php-website-book-album <text:s/>'Mallikarjuna G M_241047006' <text:s text:c="2"/>streamlit_app.py</text:p>
      <text:p text:style-name="Standard"><text:s/>cafeapp <text:s text:c="23"/>Music <text:s text:c="24"/>Templates</text:p>
      <text:p text:style-name="Standard"><text:s/>Cafe_Dynamic_Website <text:s text:c="10"/>myenv <text:s text:c="24"/>Videos</text:p>
      <text:p text:style-name="Standard"><text:s/>cafestatic <text:s text:c="20"/>MyMavenApp <text:s text:c="19"/>ye</text:p>
      <text:p text:style-name="Standard"><text:s/>Desktop <text:s text:c="23"/>phpmysql-app</text:p>
      <text:p text:style-name="Standard"><text:s/>DevelperGroupPolicy.json <text:s text:c="6"/>Pictures</text:p>
      <text:p text:style-name="Standard">msis@msis:~$ cd bankapp</text:p>
      <text:p text:style-name="Standard">msis@msis:~/bankapp$ ls</text:p>
      <text:p text:style-name="Standard">about.php <text:s/>contact.php <text:s/>home.php <text:s/>home.phpWelcome <text:s/>rd.php <text:s/>README.md</text:p>
      <text:p text:style-name="Standard">msis@msis:~/bankapp$ sudo git branch</text:p>
      <text:p text:style-name="Standard">* master</text:p>
      <text:p text:style-name="Standard"><text:s text:c="2"/>rd</text:p>
      <text:p text:style-name="Standard">msis@msis:~/bankapp$ sudo git branch rd</text:p>
      <text:p text:style-name="Standard">fatal: A branch named 'rd' already exists.</text:p>
      <text:p text:style-name="Standard">msis@msis:~/bankapp$ sudo git checkout rd</text:p>
      <text:p text:style-name="Standard"><text:soft-page-break/>Switched to branch 'rd'</text:p>
      <text:p text:style-name="Standard">msis@msis:~/bankapp$ ls</text:p>
      <text:p text:style-name="Standard">about.php <text:s/>contact.php <text:s/>home.php <text:s/>home.phpWelcome <text:s/>rd.php <text:s/>README.md</text:p>
      <text:p text:style-name="Standard">msis@msis:~/bankapp$ sudo touch rd.php</text:p>
      <text:p text:style-name="Standard">msis@msis:~/bankapp$ sudo cat &gt;&gt;rd.php</text:p>
      <text:p text:style-name="Standard">bash: rd.php: Permission denied</text:p>
      <text:p text:style-name="Standard">msis@msis:~/bankapp$ sudo cat &gt;&gt; rd.php</text:p>
      <text:p text:style-name="Standard">bash: rd.php: Permission denied</text:p>
      <text:p text:style-name="Standard">msis@msis:~/bankapp$ sudo chown -R msis:msis</text:p>
      <text:p text:style-name="Standard">chown: missing operand after ‘msis:msis’</text:p>
      <text:p text:style-name="Standard">Try 'chown --help' for more information.</text:p>
      <text:p text:style-name="Standard">msis@msis:~/bankapp$ sudo chown -R msis:msis .</text:p>
      <text:p text:style-name="Standard">msis@msis:~/bankapp$ sudo cat &gt;&gt; rd.php</text:p>
      <text:p text:style-name="Standard">"Hello I'm you bank app</text:p>
      <text:p text:style-name="Standard">^C</text:p>
      <text:p text:style-name="Standard">msis@msis:~/bankapp$ sudo git add -A</text:p>
      <text:p text:style-name="Standard">msis@msis:~/bankapp$ sudo git commit -a -m "Added rd file"</text:p>
      <text:p text:style-name="Standard">[rd bc73da5] Added rd file</text:p>
      <text:p text:style-name="Standard"><text:s/>Committer: root &lt;root@msis.cdc.com&gt;</text:p>
      <text:p text:style-name="Standard">Your name and email address were configured automatically based</text:p>
      <text:p text:style-name="Standard">on your username and hostname. Please check that they are accurate.</text:p>
      <text:p text:style-name="Standard">You can suppress this message by setting them explicitly. Run the</text:p>
      <text:p text:style-name="Standard">following command and follow the instructions in your editor to edit</text:p>
      <text:p text:style-name="Standard">your configuration file:</text:p>
      <text:p text:style-name="Standard"/>
      <text:p text:style-name="Standard"><text:s text:c="4"/>git config --global --edit</text:p>
      <text:p text:style-name="Standard"/>
      <text:p text:style-name="Standard">After doing this, you may fix the identity used for this commit with:</text:p>
      <text:p text:style-name="Standard"/>
      <text:p text:style-name="Standard"><text:s text:c="4"/>git commit --amend --reset-author</text:p>
      <text:p text:style-name="Standard"/>
      <text:p text:style-name="Standard"><text:s/>1 file changed, 1 insertion(+)</text:p>
      <text:p text:style-name="Standard">msis@msis:~/bankapp$ sudo git status</text:p>
      <text:p text:style-name="Standard">On branch rd</text:p>
      <text:p text:style-name="Standard">nothing to commit, working tree clean</text:p>
      <text:p text:style-name="Standard">msis@msis:~/bankapp$ sudo git checkout master</text:p>
      <text:p text:style-name="Standard">Switched to branch 'master'</text:p>
      <text:p text:style-name="Standard">msis@msis:~/bankapp$ ls</text:p>
      <text:p text:style-name="Standard">about.php <text:s/>contact.php <text:s/>home.php <text:s/>home.phpWelcome <text:s/>rd.php <text:s/>README.md</text:p>
      <text:p text:style-name="Standard">msis@msis:~/bankapp$ sudo git push origin master</text:p>
      <text:p text:style-name="Standard">Username for 'https://github.com': sanjanathammayya</text:p>
      <text:p text:style-name="Standard">Password for 'https://sanjanathammayya@github.com': </text:p>
      <text:p text:style-name="Standard">remote: Support for password authentication was removed on August 13, 2021.</text:p>
      <text:p text:style-name="Standard">remote: Please see https://docs.github.com/get-started/getting-started-with-git/about-remote-repositories#cloning-with-https-urls for information on currently recommended modes of authentication.</text:p>
      <text:p text:style-name="Standard">fatal: Authentication failed for 'https://github.com/sanjanathammayya/bankapp.git/'</text:p>
      <text:p text:style-name="Standard">msis@msis:~/bankapp$ sudo git push origin master</text:p>
      <text:p text:style-name="Standard">Username for 'https://github.com': sanjanathammayya</text:p>
      <text:p text:style-name="Standard">Password for 'https://sanjanathammayya@github.com': </text:p>
      <text:p text:style-name="Standard">Enumerating objects: 10, done.</text:p>
      <text:p text:style-name="Standard">Counting objects: 100% (10/10), done.</text:p>
      <text:p text:style-name="Standard"><text:soft-page-break/>Delta compression using up to 4 threads</text:p>
      <text:p text:style-name="Standard">Compressing objects: 100% (5/5), done.</text:p>
      <text:p text:style-name="Standard">Writing objects: 100% (8/8), 757 bytes | 252.00 KiB/s, done.</text:p>
      <text:p text:style-name="Standard">Total 8 (delta 1), reused 0 (delta 0), pack-reused 0</text:p>
      <text:p text:style-name="Standard">remote: Resolving deltas: 100% (1/1), done.</text:p>
      <text:p text:style-name="Standard">To https://github.com/sanjanathammayya/bankapp.git</text:p>
      <text:p text:style-name="Standard"><text:s text:c="3"/>6675dde..9bb84cb <text:s/>master -&gt; master</text:p>
      <text:p text:style-name="Standard">msis@msis:~/bankapp$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13:43:51.132062810</meta:creation-date>
    <dc:date>2025-01-21T13:44:05.266847020</dc:date>
    <meta:editing-duration>PT14S</meta:editing-duration>
    <meta:editing-cycles>1</meta:editing-cycles>
    <meta:document-statistic meta:table-count="0" meta:image-count="0" meta:object-count="0" meta:page-count="4" meta:paragraph-count="158" meta:word-count="982" meta:character-count="7500" meta:non-whitespace-character-count="5806"/>
    <meta:generator>LibreOffice/7.3.7.2$Linux_X86_64 LibreOffice_project/30$Build-2</meta:generator>
  </office:meta>
</office:document-meta>
</file>